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QueryNod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TypeQueryNode.NodeTypeQueryNode( QueryNode parent , Name 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QueryNod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QueryNode.accept( QueryNod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